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DAVILA LANDA MOIS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80302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571226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DAVILA LANDA MOISE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80302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5 712 2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SOTO MAURICIO GLADYS YULI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2300347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156793</text:p>
          </table:table-cell>
          <table:table-cell table:style-name="Tabla2.D3" office:value-type="string">
            <text:p text:style-name="P17">6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14:48:2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